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9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4" table:number-rows-spanned="1">
            <text:p>database_structure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/>
          <table:table-cell table:style-name="ce1" office:value-type="string" table:number-columns-spanned="8" table:number-rows-spanned="1">
            <text:p>tables_structure</text:p>
          </table:table-cell>
          <table:covered-table-cell table:number-columns-repeated="7"/>
        </table:table-row>
        <table:table-row table:style-name="ro1">
          <table:table-cell office:value-type="string">
            <text:p>id</text:p>
          </table:table-cell>
          <table:table-cell office:value-type="string">
            <text:p>table_name</text:p>
          </table:table-cell>
          <table:table-cell office:value-type="string">
            <text:p>caption_table</text:p>
          </table:table-cell>
          <table:table-cell office:value-type="string">
            <text:p>description_table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database_structure_id</text:p>
          </table:table-cell>
          <table:table-cell office:value-type="string">
            <text:p>field_name</text:p>
          </table:table-cell>
          <table:table-cell office:value-type="string">
            <text:p>field_types_id</text:p>
          </table:table-cell>
          <table:table-cell office:value-type="string">
            <text:p>caption_field</text:p>
          </table:table-cell>
          <table:table-cell office:value-type="string">
            <text:p>required</text:p>
          </table:table-cell>
          <table:table-cell office:value-type="string">
            <text:p>description_field</text:p>
          </table:table-cell>
          <table:table-cell office:value-type="string">
            <text:p>order_field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table:number-columns-spanned="3" table:number-rows-spanned="1">
            <text:p>field_types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type_name</text:p>
          </table:table-cell>
          <table:table-cell office:value-type="string">
            <text:p>type_constant</text:p>
          </table:table-cell>
          <table:table-cell/>
          <table:table-cell table:style-name="ce3"/>
          <table:table-cell table:number-columns-repeated="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9/10/2012</text:date>, <text:time>11:2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9-27T09:50:29.81</meta:creation-date>
    <dc:date>2012-10-09T11:24:27.32</dc:date>
    <meta:editing-duration>PT06H18M20S</meta:editing-duration>
    <meta:editing-cycles>2</meta:editing-cycles>
    <meta:generator>OpenOffice.org/3.1$Win32 OpenOffice.org_project/310m11$Build-9399</meta:generator>
    <meta:document-statistic meta:table-count="3" meta:cell-count="18" meta:object-count="0"/>
  </office:meta>
</office:document-meta>
</file>